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5.1492in"/>
    </style:style>
    <style:style style:name="co5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2.8335in"/>
    </style:style>
    <style:style style:name="co7" style:family="table-column">
      <style:table-column-properties fo:break-before="auto" style:column-width="1.8543in"/>
    </style:style>
    <style:style style:name="co8" style:family="table-column">
      <style:table-column-properties fo:break-before="auto" style:column-width="7.9799in"/>
    </style:style>
    <style:style style:name="co9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2.7366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hroo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nionman, Fireman</text:p>
          </table:table-cell>
          <table:table-cell office:value-type="string" calcext:value-type="string">
            <text:p>Just a Goomba</text:p>
          </table:table-cell>
          <table:table-cell office:value-type="string" calcext:value-type="string">
            <text:p>1 (Incomplete)</text:p>
          </table:table-cell>
        </table:table-row>
        <table:table-row table:style-name="ro1">
          <table:table-cell office:value-type="string" calcext:value-type="string">
            <text:p>Spiky Mushroo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Just a Koopa</text:p>
          </table:table-cell>
          <table:table-cell/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Shy Guy / Koopa Hybrid I guess?</text:p>
          </table:table-cell>
          <table:table-cell/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gle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us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Soldi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 Soldi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ravioli blob</text:p>
          </table:table-cell>
          <table:table-cell/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meatball with arms, think Geodude</text:p>
          </table:table-cell>
          <table:table-cell/>
        </table:table-row>
        <table:table-row table:style-name="ro1">
          <table:table-cell office:value-type="string" calcext:value-type="string">
            <text:p>Pasta Gunn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/>
        </table:table-row>
        <table:table-row table:style-name="ro1">
          <table:table-cell office:value-type="string" calcext:value-type="string">
            <text:p>Pasta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/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lkman, Minion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en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doc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ered Nurs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Physici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s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office:value-type="string" calcext:value-type="string">
            <text:p>Like the playing card, not the Batman villain</text:p>
          </table:table-cell>
          <table:table-cell/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ry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t Butl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before attack phase, creates a random Level 1 Robot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before attack phase, creates a Bee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  <table:table-cell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ity each tur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</table:table>
      <table:table table:name="Other Cards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ungus cards in play</text:p>
          </table:table-cell>
          <table:table-cell office:value-type="string" calcext:value-type="string">
            <text:p>Fireman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“Most powerful” by Level first, then Morale</text:p>
          </table:table-cell>
          <table:table-cell/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Your Humans with Morale 1 do not decrease Morale this turn</text:p>
          </table:table-cell>
          <table:table-cell office:value-type="string" calcext:value-type="string">
            <text:p>Maxwell, 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  <table:table-cell/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  <table:table-cell/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 office:value-type="string" calcext:value-type="string">
            <text:p>General Badguy</text:p>
          </table:table-cell>
          <table:table-cell office:value-type="string" calcext:value-type="string">
            <text:p>Basically Superman</text:p>
          </table:table-cell>
          <table:table-cell/>
        </table:table-row>
        <table:table-row table:style-name="ro1"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Dr. Mario reference</text:p>
          </table:table-cell>
          <table:table-cell/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 of Darknes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1 turn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Opponent’s most powerful Minion is stunned and does not attack next turn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Opponent Hero cards have no effect, lasts 2 turns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Make the card look like Pot of Greed</text:p>
          </table:table-cell>
          <table:table-cell office:value-type="string" calcext:value-type="string">
            <text:p>2 (Incomplete)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iscard all enemy Minions with Morale 1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 and you win the game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opponent’s city w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Next draw phase, draw one extra card, then discard this card</text:p>
          </table:table-cell>
          <table:table-cell table:number-columns-repeated="3"/>
        </table:table-row>
      </table:table>
      <table:table table:name="Playing Fields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2-29T22:00:52.753000000</dc:date>
    <meta:editing-duration>PT17H42M7S</meta:editing-duration>
    <meta:editing-cycles>98</meta:editing-cycles>
    <meta:document-statistic meta:table-count="3" meta:cell-count="708" meta:object-count="0"/>
  </office:meta>
</office:document-meta>
</file>